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Young’s Modulus 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Pa</text:p>
          </table:table-cell>
          <table:table-cell/>
          <table:table-cell office:value-type="float" office:value="0.0575" calcext:value-type="float">
            <text:p>0.0575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office:value-type="string" calcext:value-type="string">
            <text:p>Radius of pelvic floor</text:p>
          </table:table-cell>
          <table:table-cell table:formula="of:=0.0575" office:value-type="float" office:value="0.0575" calcext:value-type="float">
            <text:p>0.0575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.08625" calcext:value-type="float">
            <text:p>0.08625</text:p>
          </table:table-cell>
          <table:table-cell office:value-type="float" office:value="0.04957" calcext:value-type="float">
            <text:p>0.04957</text:p>
          </table:table-cell>
          <table:table-cell/>
        </table:table-row>
        <table:table-row table:style-name="ro1">
          <table:table-cell office:value-type="string" calcext:value-type="string">
            <text:p>Mass of force on pelvic floo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13567" calcext:value-type="float">
            <text:p>0.13567</text:p>
          </table:table-cell>
          <table:table-cell table:formula="of:=([.F3]-[.F1])/[.F1]*100" office:value-type="float" office:value="1040.08403361345" calcext:value-type="float">
            <text:p>1040.08403361345</text:p>
          </table:table-cell>
        </table:table-row>
        <table:table-row table:style-name="ro1">
          <table:table-cell office:value-type="string" calcext:value-type="string">
            <text:p>Area of pelvic floor</text:p>
          </table:table-cell>
          <table:table-cell table:formula="of:=PI()*[.B2]*[.B2]" office:value-type="float" office:value="0.0103868907109313" calcext:value-type="float">
            <text:p>0.010386890710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</text:p>
          </table:table-cell>
          <table:table-cell table:formula="of:=[.B3]*9.814/[.B4]/1000"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</text:p>
          </table:table-cell>
          <table:table-cell table:style-name="ce1" table:formula="of:=0.9 * [.B2]^3 * SQRT(([.B6]*[.B2])/([.B1]*[.B7])) * 1000" office:value-type="float" office:value="0.011992390113184" calcext:value-type="float">
            <text:p>0.01199239011318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 = bd^3/12</text:p>
          </table:table-cell>
          <table:table-cell table:formula="of:=[.B2]*[.B7]^3/12" office:value-type="float" office:value="0.00000000397988166666667" calcext:value-type="float">
            <text:p>3.97988166666667E-0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eam bending</text:p>
          </table:table-cell>
          <table:table-cell table:style-name="ce1" table:formula="of:=5 * [.B6] * (2 * [.B2])^4/ (384 * [.B1] * [.B13])" office:value-type="float" office:value="0.459557014325169" calcext:value-type="float">
            <text:p>0.459557014325169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sidual stress</text:p>
          </table:table-cell>
          <table:table-cell office:value-type="float" office:value="391.66" calcext:value-type="float">
            <text:p>391.6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1 (a)</text:p>
          </table:table-cell>
          <table:table-cell table:formula="of:=(8 * [.B7] * [.B1]/(1-0.3) / ( 3 * [.B2]^4))" office:value-type="float" office:value="32758738.337978" calcext:value-type="float">
            <text:p>32758738.337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 (b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2 (c)</text:p>
          </table:table-cell>
          <table:table-cell table:formula="of:=4 * [.B7] * [.B17] * 1000 / [.B2]^2" office:value-type="float" office:value="4454114.48015123" calcext:value-type="float">
            <text:p>4454114.48015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3 deltaP (d)</text:p>
          </table:table-cell>
          <table:table-cell table:formula="of:=-8.03118106482136*1000" office:value-type="float" office:value="-8031.18106482136" calcext:value-type="float">
            <text:p>-8031.1810648213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 thin film</text:p>
          </table:table-cell>
          <table:table-cell office:value-type="float" office:value="0.0624" calcext:value-type="float">
            <text:p>0.062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</text:p>
          </table:table-cell>
          <table:table-cell table:style-name="ce1" table:formula="of:=[.B23]*1000" office:value-type="float" office:value="62.4" calcext:value-type="float">
            <text:p>62.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formula="of:= ((27 * [.B18]^2 * [.B21] + SQRT(729 * [.B18]^4 * [.B21]^2 + 4 * 27 * [.B18]^3 *[.B20]^3))/2)^(1/3)" office:value-type="float" office:value="20833671.0820275" calcext:value-type="float">
            <text:p>20833671.0820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0</text:p>
          </table:table-cell>
          <table:table-cell table:formula="of:=-3 * [.B18] * [.B20]" office:value-type="float" office:value="-437733512348019" calcext:value-type="float">
            <text:p>-437733512348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</text:p>
          </table:table-cell>
          <table:table-cell table:style-name="ce3" table:formula="of:= -1 / (3  * [.B18]) * ([.B26]+[.B27]/[.B26])" office:value-type="float" office:value="0.00180304953520752" calcext:value-type="float">
            <text:p>0.001803049535208</text:p>
          </table:table-cell>
          <table:table-cell table:style-name="ce3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8]*1000" office:value-type="float" office:value="1.80304953520752" calcext:value-type="float">
            <text:p>1.80304953520752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8:25:56.60494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01:24.493898088</meta:creation-date>
    <dc:date>2018-12-09T19:36:42.453902858</dc:date>
    <meta:editing-duration>PT21M28S</meta:editing-duration>
    <meta:editing-cycles>5</meta:editing-cycles>
    <meta:generator>LibreOffice/6.1.2.1$Linux_X86_64 LibreOffice_project/10$Build-1</meta:generator>
    <meta:document-statistic meta:table-count="1" meta:cell-count="61" meta:object-count="0"/>
  </office:meta>
</office:document-meta>
</file>